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ffffff" draw:textarea-horizontal-align="justify" draw:textarea-vertical-align="middle" draw:auto-grow-height="false" fo:min-height="12.22cm" fo:min-width="21.122cm"/>
      <style:paragraph-properties fo:text-align="center"/>
    </style:style>
    <style:style style:name="gr2" style:family="graphic">
      <style:graphic-properties draw:fill-color="#ffffff" draw:textarea-horizontal-align="justify" draw:textarea-vertical-align="middle" draw:auto-grow-height="false" fo:min-height="9.573cm" fo:min-width="19.16cm"/>
      <style:paragraph-properties fo:text-align="center"/>
    </style:style>
    <style:style style:name="gr3" style:family="graphic">
      <style:graphic-properties draw:stroke="none" svg:stroke-color="#000000" draw:fill="none" draw:fill-color="#ffffff" fo:min-height="1.399cm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7.723cm" fo:min-width="17.264cm"/>
      <style:paragraph-properties fo:text-align="center"/>
    </style:style>
    <style:style style:name="gr5" style:family="graphic">
      <style:graphic-properties svg:stroke-color="#000000" draw:fill-color="#eeeeee" draw:textarea-horizontal-align="justify" draw:textarea-vertical-align="middle" draw:auto-grow-height="false" fo:min-height="1.534cm" fo:min-width="1.534cm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049cm" fo:min-width="0.049cm"/>
      <style:paragraph-properties fo:text-align="center"/>
    </style:style>
    <style:style style:name="gr7" style:family="graphic">
      <style:graphic-properties draw:fill-color="#ffffff" draw:textarea-horizontal-align="justify" draw:textarea-vertical-align="middle" draw:auto-grow-height="false" fo:min-height="3.054cm" fo:min-width="3.307cm"/>
      <style:paragraph-properties fo:text-align="center"/>
    </style:style>
    <style:style style:name="gr8" style:family="graphic">
      <style:graphic-properties draw:textarea-horizontal-align="center" draw:textarea-vertical-align="middle"/>
      <style:paragraph-properties fo:text-align="center"/>
    </style:style>
    <style:style style:name="gr9" style:family="graphic">
      <style:graphic-properties draw:fill-color="#ffffff" draw:textarea-horizontal-align="justify" draw:textarea-vertical-align="middle" draw:auto-grow-height="false" fo:min-height="2.981cm" fo:min-width="3.125cm" fo:wrap-option="no-wrap"/>
      <style:paragraph-properties fo:text-align="center"/>
    </style:style>
    <style:style style:name="gr10" style:family="graphic">
      <style:graphic-properties draw:stroke="none" svg:stroke-color="#000000" draw:fill="none" draw:fill-color="#ffffff" fo:min-height="0.697cm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933cm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86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21.122cm" svg:height="12.22cm" svg:x="0.148cm" svg:y="0.514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1" svg:width="19.16cm" svg:height="9.573cm" svg:x="1.329cm" svg:y="2.032cm">
            <text:p/>
            <draw:enhanced-geometry svg:viewBox="0 0 21600 21600" draw:type="rectangle" draw:enhanced-path="M 0 0 L 21600 0 21600 21600 0 21600 0 0 Z N"/>
          </draw:custom-shape>
          <draw:frame draw:z-index="2" draw:name="テキスト枠 1" draw:style-name="gr3" draw:text-style-name="P2" svg:width="6.14cm" svg:height="1.865cm" svg:x="1.012cm" svg:y="0.698cm">
            <draw:text-box>
              <text:p>AWS</text:p>
              <text:p>アベイラビリティゾーン</text:p>
              <text:p>（東京リージョン）</text:p>
              <text:p/>
            </draw:text-box>
          </draw:frame>
          <draw:custom-shape draw:z-index="4" draw:name="シェイプ 3" draw:style-name="gr4" draw:text-style-name="P1" svg:width="17.264cm" svg:height="7.723cm" svg:x="2.121cm" svg:y="2.821cm">
            <text:p/>
            <draw:enhanced-geometry svg:viewBox="0 0 21600 21600" draw:type="rectangle" draw:enhanced-path="M 0 0 L 21600 0 21600 21600 0 21600 0 0 Z N"/>
          </draw:custom-shape>
          <draw:custom-shape draw:z-index="6" draw:name="シェイプ 4" draw:style-name="gr5" draw:text-style-name="P3" svg:width="2.168cm" svg:height="2.168cm" svg:x="18.929cm" svg:y="5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name="シェイプ 5" draw:style-name="gr6" draw:text-style-name="P4" svg:width="0.069cm" svg:height="0.069cm" svg:x="25.474cm" svg:y="6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name="シェイプ 6" draw:style-name="gr7" draw:text-style-name="P1" svg:width="3.307cm" svg:height="3.054cm" svg:x="9.259cm" svg:y="5.051cm">
            <text:p/>
            <draw:enhanced-geometry svg:viewBox="0 0 21600 21600" draw:type="rectangle" draw:enhanced-path="M 0 0 L 21600 0 21600 21600 0 21600 0 0 Z N"/>
          </draw:custom-shape>
          <draw:line draw:z-index="11" draw:name="線 1" draw:style-name="gr8" draw:text-style-name="P4" svg:x1="21.045cm" svg:y1="6.621cm" svg:x2="22.441cm" svg:y2="6.593cm">
            <text:p/>
          </draw:line>
          <draw:line draw:z-index="12" draw:name="線 2" draw:style-name="gr8" draw:text-style-name="P4" svg:x1="23.194cm" svg:y1="8.241cm" svg:x2="23.216cm" svg:y2="8.332cm">
            <text:p/>
          </draw:line>
          <draw:line draw:z-index="13" draw:name="線 3" draw:style-name="gr8" draw:text-style-name="P4" svg:x1="23.695cm" svg:y1="8.919cm" svg:x2="24.015cm" svg:y2="8.648cm">
            <text:p/>
          </draw:line>
          <draw:custom-shape draw:z-index="15" draw:name="シェイプ 7" draw:style-name="gr9" draw:text-style-name="P1" svg:width="3.124cm" svg:height="2.981cm" svg:x="13.685cm" svg:y="6.572cm">
            <text:p/>
            <draw:enhanced-geometry svg:viewBox="0 0 21600 21600" draw:glue-points="10800 0 0 10800 10800 21600 21600 10800 ?f40 ?f41" draw:text-areas="0 0 21600 21600" draw:type="rectangular-callout" draw:modifiers="-7264.512 1303.82293762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>
            <draw:frame draw:z-index="3" draw:name="テキスト枠 2" draw:style-name="gr10" draw:text-style-name="P2" svg:width="2.195cm" svg:height="0.697cm" svg:x="1.413cm" svg:y="0.268cm">
              <draw:text-box>
                <text:p>VPC</text:p>
              </draw:text-box>
            </draw:frame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>
            <draw:frame draw:z-index="5" draw:name="テキスト枠 3" draw:style-name="gr3" draw:text-style-name="P2" svg:width="3.032cm" svg:height="1.399cm" svg:x="2.168cm" svg:y="0.417cm">
              <draw:text-box>
                <text:p>パブリック</text:p>
                <text:p>サブネット１</text:p>
              </draw:text-box>
            </draw:frame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4"/>
          <table:table-cell>
            <draw:frame draw:z-index="10" draw:name="テキスト枠 5" draw:style-name="gr11" draw:text-style-name="P2" svg:width="4.219cm" svg:height="0.933cm" svg:x="0.274cm" svg:y="0.294cm">
              <draw:text-box>
                <text:p>EC2</text:p>
                <text:p>(AmazonLinux)</text:p>
              </draw:text-box>
            </draw:frame>
          </table:table-cell>
          <table:table-cell table:number-columns-repeated="6"/>
        </table:table-row>
        <table:table-row table:style-name="ro1">
          <table:table-cell table:number-columns-repeated="8"/>
          <table:table-cell>
            <draw:frame draw:z-index="8" draw:name="テキスト枠 4" draw:style-name="gr10" draw:text-style-name="P2" svg:width="1.208cm" svg:height="0.697cm" svg:x="1.392cm" svg:y="0.046cm">
              <draw:text-box>
                <text:p>IGW</text:p>
              </draw:text-box>
            </draw:frame>
          </table:table-cell>
          <table:table-cell table:number-columns-repeated="2"/>
        </table:table-row>
        <table:table-row table:style-name="ro1">
          <table:table-cell table:number-columns-repeated="6"/>
          <table:table-cell>
            <draw:frame draw:z-index="16" draw:name="テキスト枠 6" draw:style-name="gr12" draw:text-style-name="P2" svg:width="2.463cm" svg:height="1.865cm" svg:x="0.433cm" svg:y="0.273cm">
              <draw:text-box>
                <text:p>Wordpress</text:p>
                <text:p>NGINX</text:p>
                <text:p>PHP</text:p>
                <text:p>MariaDB</text:p>
              </draw:text-box>
            </draw:frame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>
            <draw:line draw:z-index="14" draw:name="線 4" draw:style-name="gr8" draw:text-style-name="P4" svg:x1="0cm" svg:y1="0.029cm" svg:x2="1.396cm" svg:y2="0.001cm">
              <text:p/>
            </draw:lin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00/00/00</text:date>, <text:time style:data-style-name="N2" text:time-value="10:47:40.72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0:18:14.218000000</meta:creation-date>
    <dc:date>2023-10-05T10:48:41.337000000</dc:date>
    <meta:editing-duration>PT5M34S</meta:editing-duration>
    <meta:editing-cycles>2</meta:editing-cycles>
    <meta:generator>LibreOffice/7.5.4.2$Windows_X86_64 LibreOffice_project/36ccfdc35048b057fd9854c757a8b67ec53977b6</meta:generator>
    <meta:document-statistic meta:table-count="1" meta:cell-count="0" meta:object-count="17"/>
  </office:meta>
</office:document-meta>
</file>